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09:51:36.618000000</meta:creation-date>
    <dc:date>2017-01-14T09:54:39.972000000</dc:date>
    <meta:editing-duration>PT3M3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5.4.0.0.alpha0$Windows_x86 LibreOffice_project/88f561204d7cee25633df8117cc8d7e1ebd8e9ad</meta:generator>
  </office:meta>
</office:document-meta>
</file>